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4pt" style:font-size-asian="14pt" style:font-size-complex="14pt" fo:hyphenate="true"/>
    </style:style>
    <style:style style:name="P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7" style:parent-style-name="Normal" style:family="paragraph">
      <style:paragraph-properties style:text-autospace="none" fo:margin-bottom="0in" fo:line-height="100%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0" style:parent-style-name="Normal" style:family="paragraph">
      <style:paragraph-properties style:text-autospace="none"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0" style:parent-style-name="Normal" style:family="paragraph">
      <style:paragraph-properties style:text-autospace="none" fo:margin-bottom="0in" fo:line-height="100%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" style:parent-style-name="Normal" style:family="paragraph">
      <style:paragraph-properties style:text-autospace="none" fo:margin-bottom="0in" fo:line-height="100%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5" style:parent-style-name="Normal" style:family="paragraph">
      <style:paragraph-properties style:text-autospace="none" fo:margin-bottom="0in" fo:line-height="100%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" style:parent-style-name="Normal" style:family="paragraph">
      <style:paragraph-properties style:text-autospace="none" fo:margin-bottom="0in" fo:line-height="100%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0" style:parent-style-name="Normal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5" style:parent-style-name="Normal" style:family="paragraph">
      <style:paragraph-properties style:text-autospace="none" fo:margin-bottom="0in" fo:line-height="100%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3" style:parent-style-name="Normal" style:family="paragraph">
      <style:paragraph-properties style:text-autospace="none" fo:margin-bottom="0in" fo:line-height="100%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9" style:parent-style-name="Normal" style:family="paragraph">
      <style:paragraph-properties style:text-autospace="none" fo:margin-bottom="0in" fo:line-height="100%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8" style:parent-style-name="Normal" style:family="paragraph">
      <style:paragraph-properties style:text-autospace="none" fo:margin-bottom="0in" fo:line-height="100%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83" style:parent-style-name="Normal" style:family="paragraph">
      <style:paragraph-properties style:text-autospace="none" fo:margin-bottom="0in" fo:line-height="100%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1" style:parent-style-name="Normal" style:family="paragraph">
      <style:paragraph-properties style:text-autospace="none" fo:margin-bottom="0in" fo:line-height="100%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6" style:parent-style-name="Normal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3" style:parent-style-name="Normal" style:family="paragraph">
      <style:paragraph-properties style:text-autospace="none" fo:margin-bottom="0in" fo:line-height="100%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9" style:parent-style-name="Normal" style:family="paragraph">
      <style:paragraph-properties style:text-autospace="none" fo:margin-bottom="0in" fo:line-height="100%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9" style:parent-style-name="Normal" style:family="paragraph">
      <style:paragraph-properties style:text-autospace="none" fo:margin-bottom="0in" fo:line-height="100%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5" style:parent-style-name="Normal" style:family="paragraph">
      <style:paragraph-properties style:text-autospace="none" fo:margin-bottom="0in" fo:line-height="100%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4" style:parent-style-name="Normal" style:family="paragraph">
      <style:paragraph-properties style:text-autospace="none" fo:margin-bottom="0in" fo:line-height="100%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2" style:parent-style-name="Normal" style:family="paragraph">
      <style:paragraph-properties style:text-autospace="none" fo:margin-bottom="0in" fo:line-height="100%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48" style:parent-style-name="Normal" style:family="paragraph">
      <style:paragraph-properties style:text-autospace="none" fo:margin-bottom="0in" fo:line-height="100%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7" style:parent-style-name="Normal" style:family="paragraph">
      <style:paragraph-properties style:text-autospace="none" fo:margin-bottom="0in" fo:line-height="100%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63" style:parent-style-name="Normal" style:family="paragraph">
      <style:paragraph-properties style:text-autospace="none" fo:margin-bottom="0in" fo:line-height="100%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72" style:parent-style-name="Normal" style:family="paragraph">
      <style:paragraph-properties style:text-autospace="none" fo:margin-bottom="0in" fo:line-height="100%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8" style:parent-style-name="Normal" style:family="paragraph">
      <style:paragraph-properties style:text-autospace="none" fo:margin-bottom="0in" fo:line-height="100%"/>
    </style:style>
    <style:style style:name="T2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4" style:parent-style-name="Normal" style:family="paragraph">
      <style:paragraph-properties style:text-autospace="none" fo:margin-bottom="0in" fo:line-height="100%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89" style:parent-style-name="Normal" style:family="paragraph">
      <style:paragraph-properties style:text-autospace="none" fo:margin-bottom="0in" fo:line-height="100%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9" style:parent-style-name="Normal" style:family="paragraph">
      <style:paragraph-properties style:text-autospace="none" fo:margin-bottom="0in" fo:line-height="100%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7" style:parent-style-name="Normal" style:family="paragraph">
      <style:paragraph-properties style:text-autospace="none" fo:margin-bottom="0in" fo:line-height="100%"/>
    </style:style>
    <style:style style:name="T3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6" style:parent-style-name="Normal" style:family="paragraph">
      <style:paragraph-properties style:text-autospace="none" fo:margin-bottom="0in" fo:line-height="100%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2" style:parent-style-name="Normal" style:family="paragraph">
      <style:paragraph-properties style:text-autospace="none" fo:margin-bottom="0in" fo:line-height="100%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8" style:parent-style-name="Normal" style:family="paragraph">
      <style:paragraph-properties style:text-autospace="none" fo:margin-bottom="0in" fo:line-height="100%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5" style:parent-style-name="Normal" style:family="paragraph">
      <style:paragraph-properties style:text-autospace="none" fo:margin-bottom="0in" fo:line-height="100%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0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T3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42" style:parent-style-name="Normal" style:family="paragraph">
      <style:paragraph-properties fo:break-before="page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3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34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5" style:parent-style-name="Normal" style:family="paragraph">
      <style:paragraph-properties fo:margin-bottom="0in"/>
      <style:text-properties fo:hyphenate="true"/>
    </style:style>
    <style:style style:name="T3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9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0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1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2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3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4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4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7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2" style:parent-style-name="Normal" style:family="paragraph">
      <style:paragraph-properties fo:break-before="page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1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7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7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2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9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5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8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42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94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9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background-color="#FFFFFF" fo:hyphenate="true"/>
    </style:style>
    <style:style style:name="P9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2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9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8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9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5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0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1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1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1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1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5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2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2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1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3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9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4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4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31" style:parent-style-name="Normal" style:family="paragraph">
      <style:text-properties fo:hyphenate="true"/>
    </style:style>
    <style:style style:name="T14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</office:automatic-styles>
  <office:body>
    <office:text text:use-soft-page-breaks="true">
      <text:p text:style-name="P1">Structural Patterns</text:p>
      <text:p text:style-name="P3">Structural patterns are concerned with how classes and objects are composed to form larger structures.</text:p>
      <text:p text:style-name="P4"/>
      <text:p text:style-name="P5"/>
      <text:p text:style-name="P6">Decorator Pattern</text:p>
      <text:p text:style-name="P7"><text:span text:style-name="T8">Decorator pattern attaches additional<text:s/></text:span><text:span text:style-name="T9">behavior without inheritance.</text:span><text:span text:style-name="T10"><text:line-break/></text:span></text:p>
      <text:p text:style-name="P11"><text:span text:style-name="T12">namespace</text:span><text:span text:style-name="T13"><text:s/>DecoratorPattern</text:span></text:p>
      <text:p text:style-name="P14"><text:span text:style-name="T15">{</text:span></text:p>
      <text:p text:style-name="P16"/>
      <text:p text:style-name="P17"><text:span text:style-name="T18"><text:s text:c="4"/></text:span><text:span text:style-name="T19">interface</text:span><text:span text:style-name="T20"><text:s/></text:span><text:span text:style-name="T21">IEmail</text:span></text:p>
      <text:p text:style-name="P22"><text:s text:c="4"/>{</text:p>
      <text:p text:style-name="P23"><text:span text:style-name="T24"><text:s text:c="8"/></text:span><text:span text:style-name="T25">string</text:span><text:span text:style-name="T26"><text:s/>Write(</text:span><text:span text:style-name="T27">string</text:span><text:span text:style-name="T28"><text:s/>message);</text:span></text:p>
      <text:p text:style-name="Normal"><text:span text:style-name="T29"><text:s text:c="4"/>}</text:span></text:p>
      <text:p text:style-name="P30"><text:span text:style-name="T31"><text:s text:c="4"/></text:span><text:span text:style-name="T32">class</text:span><text:span text:style-name="T33"><text:s/></text:span><text:span text:style-name="T34">Email</text:span><text:span text:style-name="T35"><text:s/>:<text:s/></text:span><text:span text:style-name="T36">IEmail</text:span></text:p>
      <text:p text:style-name="P37"><text:s text:c="4"/>{</text:p>
      <text:p text:style-name="P38"><text:span text:style-name="T39"><text:s text:c="8"/></text:span><text:span text:style-name="T40">public</text:span><text:span text:style-name="T41"><text:s/></text:span><text:span text:style-name="T42">string</text:span><text:span text:style-name="T43"><text:s/>Write(</text:span><text:span text:style-name="T44">string</text:span><text:span text:style-name="T45"><text:s/>message)</text:span></text:p>
      <text:p text:style-name="P46"><text:s text:c="8"/>{</text:p>
      <text:p text:style-name="P47"><text:span text:style-name="T48"><text:s text:c="12"/></text:span><text:span text:style-name="T49">return</text:span><text:span text:style-name="T50"><text:s/>message;</text:span></text:p>
      <text:p text:style-name="P51"><text:s text:c="8"/>}</text:p>
      <text:p text:style-name="Normal"><text:span text:style-name="T52"><text:s text:c="4"/>}</text:span></text:p>
      <text:p text:style-name="P53"><text:span text:style-name="T54"><text:s text:c="4"/></text:span><text:span text:style-name="T55">class</text:span><text:span text:style-name="T56"><text:s/></text:span><text:span text:style-name="T57">EmailWithAddressing</text:span><text:span text:style-name="T58"><text:s/>:<text:s/></text:span><text:span text:style-name="T59">IEmail</text:span></text:p>
      <text:p text:style-name="P60"><text:s text:c="4"/>{</text:p>
      <text:p text:style-name="P61"><text:span text:style-name="T62"><text:s text:c="8"/></text:span><text:span text:style-name="T63">IEmail</text:span><text:span text:style-name="T64"><text:s/>email;</text:span></text:p>
      <text:p text:style-name="P65"><text:span text:style-name="T66"><text:s text:c="8"/></text:span><text:span text:style-name="T67">string</text:span><text:span text:style-name="T68"><text:s/>recipient;</text:span></text:p>
      <text:p text:style-name="P69"/>
      <text:p text:style-name="P70"><text:span text:style-name="T71"><text:s text:c="8"/></text:span><text:span text:style-name="T72">public</text:span><text:span text:style-name="T73"><text:s/>EmailWithAddressing(</text:span><text:span text:style-name="T74">IEmail</text:span><text:span text:style-name="T75"><text:s/>email,<text:s/></text:span><text:span text:style-name="T76">string</text:span><text:span text:style-name="T77"><text:s/>recipient =<text:s/></text:span><text:span text:style-name="T78">null</text:span><text:span text:style-name="T79">)</text:span></text:p>
      <text:p text:style-name="P80"><text:s text:c="8"/>{</text:p>
      <text:p text:style-name="P81"><text:span text:style-name="T82"><text:s text:c="12"/></text:span><text:span text:style-name="T83">this</text:span><text:span text:style-name="T84">.email = email;</text:span></text:p>
      <text:p text:style-name="P85"><text:span text:style-name="T86"><text:s text:c="12"/></text:span><text:span text:style-name="T87">this</text:span><text:span text:style-name="T88">.recipient = recipient;</text:span></text:p>
      <text:p text:style-name="P89"><text:s text:c="8"/>}</text:p>
      <text:p text:style-name="P90"/>
      <text:p text:style-name="P91"><text:span text:style-name="T92"><text:s text:c="8"/></text:span><text:span text:style-name="T93">public</text:span><text:span text:style-name="T94"><text:s/></text:span><text:span text:style-name="T95">string</text:span><text:span text:style-name="T96"><text:s/>Write(</text:span><text:span text:style-name="T97">string</text:span><text:span text:style-name="T98"><text:s/>message)</text:span></text:p>
      <text:p text:style-name="P99"><text:s text:c="8"/>{</text:p>
      <text:p text:style-name="P100"><text:span text:style-name="T101"><text:s text:c="12"/></text:span><text:span text:style-name="T102">string</text:span><text:span text:style-name="T103"><text:s/>resultMessage = email.Write(message);</text:span></text:p>
      <text:p text:style-name="P104"><text:span text:style-name="T105"><text:s text:c="12"/></text:span><text:span text:style-name="T106">if</text:span><text:span text:style-name="T107"><text:s/>(</text:span><text:span text:style-name="T108">String</text:span><text:span text:style-name="T109">.IsNullOrEmpty(recipient))</text:span></text:p>
      <text:p text:style-name="P110"><text:s text:c="12"/>{</text:p>
      <text:p text:style-name="P111"><text:span text:style-name="T112"><text:s text:c="16"/>resultMessage =<text:s/></text:span><text:span text:style-name="T113">"Dear Sir or Madam,\n"</text:span><text:span text:style-name="T114"><text:s/>+ resultMessage;</text:span></text:p>
      <text:p text:style-name="P115"><text:span text:style-name="T116"><text:s text:c="12"/>}<text:s/></text:span><text:span text:style-name="T117">else</text:span></text:p>
      <text:p text:style-name="P118"><text:s text:c="12"/>{</text:p>
      <text:p text:style-name="P119"><text:span text:style-name="T120"><text:s text:c="16"/>resultMessage =<text:s/></text:span><text:span text:style-name="T121">String</text:span><text:span text:style-name="T122">.Format(</text:span><text:span text:style-name="T123">"Dear {0},\n"</text:span><text:span text:style-name="T124">, recipient) + resultMessage;</text:span></text:p>
      <text:p text:style-name="P125"><text:s text:c="12"/>}</text:p>
      <text:p text:style-name="P126"><text:span text:style-name="T127"><text:s text:c="12"/></text:span><text:span text:style-name="T128">return</text:span><text:span text:style-name="T129"><text:s/>resultMessage;</text:span></text:p>
      <text:p text:style-name="P130"><text:s text:c="8"/>}</text:p>
      <text:p text:style-name="Normal"><text:span text:style-name="T131"><text:s text:c="4"/>}</text:span></text:p>
      <text:p text:style-name="P132"><text:span text:style-name="T133"><text:s text:c="4"/></text:span><text:span text:style-name="T134">class</text:span><text:span text:style-name="T135"><text:s/></text:span><text:span text:style-name="T136">EmailWithSigning</text:span><text:span text:style-name="T137"><text:s/>:<text:s/></text:span><text:span text:style-name="T138">IEmail</text:span></text:p>
      <text:p text:style-name="P139"><text:s text:c="4"/>{</text:p>
      <text:p text:style-name="P140"><text:span text:style-name="T141"><text:s text:c="8"/></text:span><text:span text:style-name="T142">IEmail</text:span><text:span text:style-name="T143"><text:s/>email;</text:span></text:p>
      <text:p text:style-name="P144"/>
      <text:p text:style-name="P145"><text:span text:style-name="T146"><text:s text:c="4"/></text:span><text:span text:style-name="T147"><text:s text:c="4"/></text:span><text:span text:style-name="T148">public</text:span><text:span text:style-name="T149"><text:s/>EmailWithSigning(</text:span><text:span text:style-name="T150">IEmail</text:span><text:span text:style-name="T151"><text:s/>email)</text:span></text:p>
      <text:p text:style-name="P152"><text:s text:c="8"/>{</text:p>
      <text:p text:style-name="P153"><text:span text:style-name="T154"><text:s text:c="12"/></text:span><text:span text:style-name="T155">this</text:span><text:span text:style-name="T156">.email = email;</text:span></text:p>
      <text:p text:style-name="P157"><text:s text:c="8"/>}</text:p>
      <text:p text:style-name="P158"/>
      <text:p text:style-name="P159"><text:span text:style-name="T160"><text:s text:c="8"/></text:span><text:span text:style-name="T161">public</text:span><text:span text:style-name="T162"><text:s/></text:span><text:span text:style-name="T163">string</text:span><text:span text:style-name="T164"><text:s/>Write(</text:span><text:span text:style-name="T165">string</text:span><text:span text:style-name="T166"><text:s/>message)</text:span></text:p>
      <text:p text:style-name="P167"><text:s text:c="8"/>{</text:p>
      <text:p text:style-name="P168"><text:span text:style-name="T169"><text:s text:c="12"/></text:span><text:span text:style-name="T170">string</text:span><text:span text:style-name="T171"><text:s/>resultMessage = email.Write(message);</text:span></text:p>
      <text:p text:style-name="P172"><text:span text:style-name="T173"><text:s text:c="12"/>resultMessage +=<text:s/></text:span><text:span text:style-name="T174">"\nYours sincerely"</text:span><text:span text:style-name="T175">;</text:span></text:p>
      <text:soft-page-break/>
      <text:p text:style-name="P176"><text:span text:style-name="T177"><text:s text:c="12"/></text:span><text:span text:style-name="T178">return</text:span><text:span text:style-name="T179"><text:s/>resultMessage;</text:span></text:p>
      <text:p text:style-name="P180"><text:s text:c="8"/>}</text:p>
      <text:p text:style-name="Normal"><text:span text:style-name="T181"><text:s text:c="4"/>}</text:span></text:p>
      <text:p text:style-name="P182"/>
      <text:p text:style-name="P183"><text:span text:style-name="T184"><text:s text:c="4"/></text:span><text:span text:style-name="T185">class</text:span><text:span text:style-name="T186"><text:s/></text:span><text:span text:style-name="T187">EmailWithAttachment</text:span><text:span text:style-name="T188"><text:s/>:<text:s/></text:span><text:span text:style-name="T189">IEmail</text:span></text:p>
      <text:p text:style-name="P190"><text:s text:c="4"/>{</text:p>
      <text:p text:style-name="P191"><text:span text:style-name="T192"><text:s text:c="8"/></text:span><text:span text:style-name="T193">IEmail</text:span><text:span text:style-name="T194"><text:s/>email;</text:span></text:p>
      <text:p text:style-name="P195"/>
      <text:p text:style-name="P196"><text:span text:style-name="T197"><text:s text:c="8"/></text:span><text:span text:style-name="T198">public</text:span><text:span text:style-name="T199"><text:s/>EmailWithAttachment(</text:span><text:span text:style-name="T200">IEmail</text:span><text:span text:style-name="T201"><text:s/>email)</text:span></text:p>
      <text:p text:style-name="P202"><text:s text:c="8"/>{</text:p>
      <text:p text:style-name="P203"><text:span text:style-name="T204"><text:s text:c="12"/></text:span><text:span text:style-name="T205">this</text:span><text:span text:style-name="T206">.email = email;</text:span></text:p>
      <text:p text:style-name="P207"><text:s text:c="8"/>}</text:p>
      <text:p text:style-name="P208"/>
      <text:p text:style-name="P209"><text:span text:style-name="T210"><text:s text:c="8"/></text:span><text:span text:style-name="T211">public</text:span><text:span text:style-name="T212"><text:s/></text:span><text:span text:style-name="T213">string</text:span><text:span text:style-name="T214"><text:s/>Write(</text:span><text:span text:style-name="T215">string</text:span><text:span text:style-name="T216"><text:s/></text:span><text:span text:style-name="T217">message)</text:span></text:p>
      <text:p text:style-name="P218"><text:s text:c="8"/>{</text:p>
      <text:p text:style-name="P219"><text:span text:style-name="T220"><text:s text:c="12"/></text:span><text:span text:style-name="T221">return</text:span><text:span text:style-name="T222"><text:s/>email.Write(message);</text:span></text:p>
      <text:p text:style-name="P223"><text:s text:c="8"/>}</text:p>
      <text:p text:style-name="P224"/>
      <text:p text:style-name="P225"><text:span text:style-name="T226"><text:s text:c="8"/></text:span><text:span text:style-name="T227">public</text:span><text:span text:style-name="T228"><text:s/></text:span><text:span text:style-name="T229">string</text:span><text:span text:style-name="T230"><text:s/>AddAttachment(</text:span><text:span text:style-name="T231">string</text:span><text:span text:style-name="T232"><text:s/>attachment)</text:span></text:p>
      <text:p text:style-name="P233"><text:s text:c="8"/>{</text:p>
      <text:p text:style-name="P234"><text:span text:style-name="T235"><text:s text:c="12"/></text:span><text:span text:style-name="T236">return</text:span><text:span text:style-name="T237"><text:s/></text:span><text:span text:style-name="T238">"Added attachment: "</text:span><text:span text:style-name="T239"><text:s/>+ attachment;</text:span></text:p>
      <text:p text:style-name="P240"><text:s text:c="8"/>}</text:p>
      <text:p text:style-name="Normal"><text:span text:style-name="T241"><text:s text:c="4"/>}</text:span></text:p>
      <text:p text:style-name="P242"><text:span text:style-name="T243"><text:s text:c="4"/></text:span><text:span text:style-name="T244">class</text:span><text:span text:style-name="T245"><text:s/></text:span><text:span text:style-name="T246">Program</text:span></text:p>
      <text:p text:style-name="P247"><text:s text:c="4"/>{</text:p>
      <text:p text:style-name="P248"><text:span text:style-name="T249"><text:s text:c="8"/></text:span><text:span text:style-name="T250">static</text:span><text:span text:style-name="T251"><text:s/></text:span><text:span text:style-name="T252">void</text:span><text:span text:style-name="T253"><text:s/>Main(</text:span><text:span text:style-name="T254">string</text:span><text:span text:style-name="T255">[] args)</text:span></text:p>
      <text:p text:style-name="P256"><text:s text:c="8"/>{</text:p>
      <text:p text:style-name="P257"><text:span text:style-name="T258"><text:s text:c="12"/></text:span><text:span text:style-name="T259">Console</text:span><text:span text:style-name="T260">.WriteLine(</text:span><text:span text:style-name="T261">"Decorator Pattern\n"</text:span><text:span text:style-name="T262">);</text:span></text:p>
      <text:p text:style-name="P263"><text:span text:style-name="T264"><text:s text:c="12"/></text:span><text:span text:style-name="T265">IEmail</text:span><text:span text:style-name="T266"><text:s/>email =<text:s/></text:span><text:span text:style-name="T267">new</text:span><text:span text:style-name="T268"><text:s/></text:span><text:span text:style-name="T269">Email</text:span><text:span text:style-name="T270">();</text:span></text:p>
      <text:p text:style-name="P271"/>
      <text:p text:style-name="P272"><text:span text:style-name="T273"><text:s text:c="12"/></text:span><text:span text:style-name="T274">Console</text:span><text:span text:style-name="T275">.WriteLine(</text:span><text:span text:style-name="T276">"Basic Component:"</text:span><text:span text:style-name="T277">);</text:span></text:p>
      <text:p text:style-name="P278"><text:span text:style-name="T279"><text:s text:c="12"/></text:span><text:span text:style-name="T280">Console</text:span><text:span text:style-name="T281">.WriteLine(email.Write(</text:span><text:span text:style-name="T282">"How are you?"</text:span><text:span text:style-name="T283">));</text:span></text:p>
      <text:p text:style-name="P284"><text:span text:style-name="T285"><text:s text:c="12"/></text:span><text:span text:style-name="T286">Console</text:span><text:span text:style-name="T287">.WriteLine();</text:span></text:p>
      <text:p text:style-name="P288"/>
      <text:p text:style-name="P289"><text:span text:style-name="T290"><text:s text:c="12"/></text:span><text:span text:style-name="T291">EmailWithAddressing</text:span><text:span text:style-name="T292"><text:s/>addressedEmail =<text:s/></text:span><text:span text:style-name="T293">new</text:span><text:span text:style-name="T294"><text:s/></text:span><text:span text:style-name="T295">EmailWithAddressing</text:span><text:span text:style-name="T296">(email,<text:s/></text:span><text:span text:style-name="T297">"Bob"</text:span><text:span text:style-name="T298">);</text:span></text:p>
      <text:p text:style-name="P299"><text:span text:style-name="T300"><text:s text:c="12"/></text:span><text:span text:style-name="T301">EmailWithSigning</text:span><text:span text:style-name="T302"><text:s/>signedEmail =<text:s/></text:span><text:span text:style-name="T303">new</text:span><text:span text:style-name="T304"><text:s/></text:span><text:span text:style-name="T305">EmailWithSigning</text:span><text:span text:style-name="T306">(addressedEmail);</text:span></text:p>
      <text:p text:style-name="P307"><text:span text:style-name="T308"><text:s text:c="12"/></text:span><text:span text:style-name="T309">EmailWithAttachment</text:span><text:span text:style-name="T310"><text:s/>emailWithAttachment =<text:s/></text:span><text:span text:style-name="T311">new</text:span><text:span text:style-name="T312"><text:s/></text:span><text:span text:style-name="T313">EmailWithAttac</text:span><text:span text:style-name="T314">hment</text:span><text:span text:style-name="T315">(signedEmail);</text:span></text:p>
      <text:p text:style-name="P316"><text:span text:style-name="T317"><text:s text:c="12"/></text:span><text:span text:style-name="T318">Console</text:span><text:span text:style-name="T319">.WriteLine(</text:span><text:span text:style-name="T320">"Decorated Component:"</text:span><text:span text:style-name="T321">);</text:span></text:p>
      <text:p text:style-name="P322"><text:span text:style-name="T323"><text:s text:c="12"/></text:span><text:span text:style-name="T324">Console</text:span><text:span text:style-name="T325">.WriteLine(emailWithAttachment.Write(</text:span><text:span text:style-name="T326">"How are you?"</text:span><text:span text:style-name="T327">));</text:span></text:p>
      <text:p text:style-name="P328"><text:span text:style-name="T329"><text:s text:c="12"/></text:span><text:span text:style-name="T330">Console</text:span><text:span text:style-name="T331">.WriteLine(emailWithAttachment.AddAttachment(</text:span><text:span text:style-name="T332">"Image"</text:span><text:span text:style-name="T333">));</text:span></text:p>
      <text:p text:style-name="P334"/>
      <text:p text:style-name="P335"><text:span text:style-name="T336"><text:s text:c="12"/></text:span><text:span text:style-name="T337">Console</text:span><text:span text:style-name="T338">.ReadLine();</text:span></text:p>
      <text:p text:style-name="P339"><text:s text:c="8"/>}</text:p>
      <text:p text:style-name="P340"><text:s text:c="4"/>}</text:p>
      <text:p text:style-name="Normal"><text:span text:style-name="T341">}</text:span></text:p>
      <text:p text:style-name="P342"/>
      <text:p text:style-name="P343">Proxy Pattern</text:p>
      <text:p text:style-name="P344">Proxy pattern controls the creation of and access to others objects.<text:s/></text:p>
      <text:p text:style-name="P345"><text:span text:style-name="T346">There are several kinds of pro</text:span><text:span text:style-name="T347">x</text:span><text:span text:style-name="T348">ies:</text:span></text:p>
      <text:p text:style-name="P349"><text:s/>- Virtual proxies. Hands creation of an object over to another object.</text:p>
      <text:p text:style-name="P350"><text:s/>- Authentication proxies. Checks the access<text:s/>permissions for a request.</text:p>
      <text:p text:style-name="P351"><text:s/>- Remote proxies. Sends requests across the network.</text:p>
      <text:p text:style-name="P352"><text:s/>- Smart proxies. Changes requests before sending them on.</text:p>
      <text:p text:style-name="P353"/>
      <text:p text:style-name="P354"><text:span text:style-name="T355">namespace</text:span><text:span text:style-name="T356"><text:s/>ProxyPattern</text:span></text:p>
      <text:p text:style-name="P357">{</text:p>
      <text:p text:style-name="P358"><text:span text:style-name="T359"><text:s text:c="4"/></text:span><text:span text:style-name="T360">class</text:span><text:span text:style-name="T361"><text:s/></text:span><text:span text:style-name="T362">HelpDeskSystem</text:span></text:p>
      <text:p text:style-name="P363"><text:s text:c="4"/>{</text:p>
      <text:p text:style-name="P364"/>
      <text:p text:style-name="P365"><text:span text:style-name="T366"><text:s text:c="8"/></text:span><text:span text:style-name="T367">private</text:span><text:span text:style-name="T368"><text:s/></text:span><text:span text:style-name="T369">class</text:span><text:span text:style-name="T370"><text:s/></text:span><text:span text:style-name="T371">HelpDesk</text:span></text:p>
      <text:p text:style-name="P372"><text:s text:c="8"/>{</text:p>
      <text:p text:style-name="P373"><text:span text:style-name="T374"><text:s text:c="12"/></text:span><text:span text:style-name="T375">static</text:span><text:span text:style-name="T376"><text:s/></text:span><text:span text:style-name="T377">SortedList</text:span><text:span text:style-name="T378">&lt;</text:span><text:span text:style-name="T379">string</text:span><text:span text:style-name="T380">,<text:s/></text:span><text:span text:style-name="T381">HelpDesk</text:span><text:span text:style-name="T382">&gt; users =<text:s/></text:span><text:span text:style-name="T383">new</text:span><text:span text:style-name="T384"><text:s/></text:span><text:span text:style-name="T385">SortedList</text:span><text:span text:style-name="T386">&lt;</text:span><text:span text:style-name="T387">string</text:span><text:span text:style-name="T388">,<text:s/></text:span><text:span text:style-name="T389">HelpDesk</text:span><text:span text:style-name="T390">&gt;();</text:span></text:p>
      <text:p text:style-name="P391"><text:span text:style-name="T392"><text:s text:c="12"/></text:span><text:span text:style-name="T393">string</text:span><text:span text:style-name="T394"><text:s/>user;</text:span></text:p>
      <text:p text:style-name="P395"/>
      <text:p text:style-name="P396"><text:span text:style-name="T397"><text:s text:c="12"/></text:span><text:span text:style-name="T398">public</text:span><text:span text:style-name="T399"><text:s/></text:span><text:span text:style-name="T400">static</text:span><text:span text:style-name="T401"><text:s/></text:span><text:span text:style-name="T402">bool</text:span><text:span text:style-name="T403"><text:s/>IsUnique(</text:span><text:span text:style-name="T404">string</text:span><text:span text:style-name="T405"><text:s/>userName)</text:span></text:p>
      <text:p text:style-name="P406"><text:s text:c="12"/>{</text:p>
      <text:p text:style-name="P407"><text:span text:style-name="T408"><text:s text:c="16"/></text:span><text:span text:style-name="T409">return</text:span><text:span text:style-name="T410"><text:s/>!users.ContainsKey(userName);</text:span></text:p>
      <text:p text:style-name="P411"><text:s text:c="12"/>}</text:p>
      <text:p text:style-name="P412"/>
      <text:p text:style-name="P413"><text:span text:style-name="T414"><text:s text:c="12"/></text:span><text:span text:style-name="T415">internal</text:span><text:span text:style-name="T416"><text:s/>HelpDesk(</text:span><text:span text:style-name="T417">string</text:span><text:span text:style-name="T418"><text:s/>userName)</text:span></text:p>
      <text:p text:style-name="P419"><text:s text:c="12"/>{</text:p>
      <text:p text:style-name="P420"><text:s text:c="16"/>user = userName;</text:p>
      <text:p text:style-name="P421"><text:span text:style-name="T422"><text:s text:c="16"/>users[userName] =<text:s/></text:span><text:span text:style-name="T423">this</text:span><text:span text:style-name="T424">;</text:span></text:p>
      <text:p text:style-name="P425"><text:s text:c="12"/>}</text:p>
      <text:p text:style-name="P426"/>
      <text:p text:style-name="P427"><text:span text:style-name="T428"><text:s text:c="12"/></text:span><text:span text:style-name="T429">internal</text:span><text:span text:style-name="T430"><text:s/></text:span><text:span text:style-name="T431">void</text:span><text:span text:style-name="T432"><text:s/>CreateTicket(</text:span><text:span text:style-name="T433">string</text:span><text:span text:style-name="T434"><text:s/>message)</text:span></text:p>
      <text:p text:style-name="P435"><text:s text:c="12"/>{</text:p>
      <text:p text:style-name="P436"><text:span text:style-name="T437"><text:s text:c="16"/></text:span><text:span text:style-name="T438">Console</text:span><text:span text:style-name="T439">.WriteLine(</text:span><text:span text:style-name="T440">String</text:span><text:span text:style-name="T441">.Format(</text:span><text:span text:style-name="T442">"{0} created new ticket: {1}"</text:span><text:span text:style-name="T443">, user, message));</text:span></text:p>
      <text:p text:style-name="P444"><text:s text:c="12"/>}</text:p>
      <text:p text:style-name="P445"/>
      <text:p text:style-name="P446"><text:s text:c="8"/>}</text:p>
      <text:p text:style-name="P447"/>
      <text:p text:style-name="P448"><text:span text:style-name="T449"><text:s text:c="8"/></text:span><text:span text:style-name="T450">public</text:span><text:span text:style-name="T451"><text:s/></text:span><text:span text:style-name="T452">class</text:span><text:span text:style-name="T453"><text:s/></text:span><text:span text:style-name="T454">HelpDeskProxy</text:span></text:p>
      <text:p text:style-name="P455"><text:s text:c="8"/>{</text:p>
      <text:p text:style-name="P456"><text:span text:style-name="T457"><text:s text:c="12"/></text:span><text:span text:style-name="T458">HelpDesk</text:span><text:span text:style-name="T459"><text:s/>myHelpDesk;</text:span></text:p>
      <text:p text:style-name="P460"><text:span text:style-name="T461"><text:s text:c="12"/></text:span><text:span text:style-name="T462">string</text:span><text:span text:style-name="T463"><text:s/>user;</text:span></text:p>
      <text:p text:style-name="P464"><text:span text:style-name="T465"><text:s text:c="12"/></text:span><text:span text:style-name="T466">string</text:span><text:span text:style-name="T467"><text:s/>password;</text:span></text:p>
      <text:p text:style-name="P468"><text:span text:style-name="T469"><text:s text:c="12"/></text:span><text:span text:style-name="T470">bool</text:span><text:span text:style-name="T471"><text:s/>loggedIn =<text:s/></text:span><text:span text:style-name="T472">false</text:span><text:span text:style-name="T473">;</text:span></text:p>
      <text:p text:style-name="P474"/>
      <text:p text:style-name="P475"><text:span text:style-name="T476"><text:s text:c="12"/></text:span><text:span text:style-name="T477">void</text:span><text:span text:style-name="T478"><text:s/>Register()</text:span></text:p>
      <text:p text:style-name="P479"><text:s text:c="12"/>{</text:p>
      <text:p text:style-name="P480"><text:span text:style-name="T481"><text:s text:c="16"/></text:span><text:span text:style-name="T482">Console</text:span><text:span text:style-name="T483">.WriteLine(</text:span><text:span text:style-name="T484">"\nLet's register your HelpDesk account"</text:span><text:span text:style-name="T485">);</text:span></text:p>
      <text:p text:style-name="P486"><text:span text:style-name="T487"><text:s text:c="16"/></text:span><text:span text:style-name="T488">do</text:span></text:p>
      <text:p text:style-name="P489"><text:s text:c="16"/>{</text:p>
      <text:p text:style-name="P490"><text:span text:style-name="T491"><text:s text:c="20"/></text:span><text:span text:style-name="T492">Console</text:span><text:span text:style-name="T493">.WriteLine(</text:span><text:span text:style-name="T494">"All HelpDesk accounts must be unique"</text:span><text:span text:style-name="T495">);</text:span></text:p>
      <text:p text:style-name="P496"><text:span text:style-name="T497"><text:s text:c="20"/></text:span><text:span text:style-name="T498">Console</text:span><text:span text:style-name="T499">.Write(</text:span><text:span text:style-name="T500">"Type in a user name: "</text:span><text:span text:style-name="T501">);</text:span></text:p>
      <text:p text:style-name="P502"><text:span text:style-name="T503"><text:s text:c="20"/>user =<text:s/></text:span><text:span text:style-name="T504">Console</text:span><text:span text:style-name="T505">.ReadLine();</text:span></text:p>
      <text:p text:style-name="P506"><text:span text:style-name="T507"><text:s text:c="16"/>}<text:s/></text:span><text:span text:style-name="T508">while</text:span><text:span text:style-name="T509"><text:s/>(!</text:span><text:span text:style-name="T510">HelpDesk</text:span><text:span text:style-name="T511">.IsUnique(user));</text:span></text:p>
      <text:p text:style-name="P512"><text:span text:style-name="T513"><text:s text:c="16"/></text:span><text:span text:style-name="T514">Console</text:span><text:span text:style-name="T515">.Write(</text:span><text:span text:style-name="T516">"Type in a password: "</text:span><text:span text:style-name="T517">);</text:span></text:p>
      <text:p text:style-name="P518"><text:span text:style-name="T519"><text:s text:c="16"/>password =<text:s/></text:span><text:span text:style-name="T520">Console</text:span><text:span text:style-name="T521">.ReadLine();</text:span></text:p>
      <text:p text:style-name="P522"><text:span text:style-name="T523"><text:s text:c="15"/></text:span><text:span text:style-name="T524"><text:s/></text:span><text:span text:style-name="T525">Console</text:span><text:span text:style-name="T526">.WriteLine(</text:span><text:span text:style-name="T527">"Thanks for registering with HelpDesk"</text:span><text:span text:style-name="T528">);</text:span></text:p>
      <text:p text:style-name="P529"><text:s text:c="12"/>}</text:p>
      <text:p text:style-name="P530"/>
      <text:p text:style-name="P531"><text:span text:style-name="T532"><text:s text:c="12"/></text:span><text:span text:style-name="T533">bool</text:span><text:span text:style-name="T534"><text:s/>Authenticate()</text:span></text:p>
      <text:soft-page-break/>
      <text:p text:style-name="P535"><text:s text:c="12"/>{</text:p>
      <text:p text:style-name="P536"><text:span text:style-name="T537"><text:s text:c="16"/></text:span><text:span text:style-name="T538">Console</text:span><text:span text:style-name="T539">.Write(</text:span><text:span text:style-name="T540">String</text:span><text:span text:style-name="T541">.Format(</text:span><text:span text:style-name="T542">"Welcome {0}. Please type in your password: "</text:span><text:span text:style-name="T543">, user));</text:span></text:p>
      <text:p text:style-name="P544"><text:span text:style-name="T545"><text:s text:c="16"/></text:span><text:span text:style-name="T546">string</text:span><text:span text:style-name="T547"><text:s/>supplied =<text:s/></text:span><text:span text:style-name="T548">Console</text:span><text:span text:style-name="T549">.ReadLine();</text:span></text:p>
      <text:p text:style-name="P550"><text:span text:style-name="T551"><text:s text:c="16"/></text:span><text:span text:style-name="T552">if</text:span><text:span text:style-name="T553"><text:s/>(password == supplied)</text:span></text:p>
      <text:p text:style-name="P554"><text:s text:c="16"/>{</text:p>
      <text:p text:style-name="P555"><text:span text:style-name="T556"><text:s text:c="20"/>loggedIn =<text:s/></text:span><text:span text:style-name="T557">true</text:span><text:span text:style-name="T558">;</text:span></text:p>
      <text:p text:style-name="P559"><text:span text:style-name="T560"><text:s text:c="20"/></text:span><text:span text:style-name="T561">Console</text:span><text:span text:style-name="T562">.WriteLine(</text:span><text:span text:style-name="T563">"Logged into HelpDesk"</text:span><text:span text:style-name="T564">);</text:span></text:p>
      <text:p text:style-name="P565"><text:span text:style-name="T566"><text:s text:c="20"/></text:span><text:span text:style-name="T567">if</text:span><text:span text:style-name="T568"><text:s/>(myHelpDesk ==<text:s/></text:span><text:span text:style-name="T569">null</text:span><text:span text:style-name="T570">)</text:span></text:p>
      <text:p text:style-name="P571"><text:s text:c="20"/>{</text:p>
      <text:p text:style-name="P572"><text:span text:style-name="T573"><text:s text:c="10"/></text:span><text:span text:style-name="T574"><text:s text:c="14"/>myHelpDesk =<text:s/></text:span><text:span text:style-name="T575">new</text:span><text:span text:style-name="T576"><text:s/></text:span><text:span text:style-name="T577">HelpDesk</text:span><text:span text:style-name="T578">(user);</text:span></text:p>
      <text:p text:style-name="P579"><text:s text:c="20"/>}</text:p>
      <text:p text:style-name="P580"><text:span text:style-name="T581"><text:s text:c="20"/></text:span><text:span text:style-name="T582">return</text:span><text:span text:style-name="T583"><text:s/></text:span><text:span text:style-name="T584">true</text:span><text:span text:style-name="T585">;</text:span></text:p>
      <text:p text:style-name="P586"><text:s text:c="16"/>}</text:p>
      <text:p text:style-name="P587"><text:span text:style-name="T588"><text:s text:c="16"/></text:span><text:span text:style-name="T589">Console</text:span><text:span text:style-name="T590">.WriteLine(</text:span><text:span text:style-name="T591">"Incorrect password"</text:span><text:span text:style-name="T592">);</text:span></text:p>
      <text:p text:style-name="P593"><text:span text:style-name="T594"><text:s text:c="16"/></text:span><text:span text:style-name="T595">return</text:span><text:span text:style-name="T596"><text:s/></text:span><text:span text:style-name="T597">false</text:span><text:span text:style-name="T598">;</text:span></text:p>
      <text:p text:style-name="P599"><text:s text:c="12"/>}</text:p>
      <text:p text:style-name="P600"/>
      <text:p text:style-name="P601"><text:span text:style-name="T602"><text:s text:c="12"/></text:span><text:span text:style-name="T603">void</text:span><text:span text:style-name="T604"><text:s/>Check()</text:span></text:p>
      <text:p text:style-name="P605"><text:s text:c="12"/>{</text:p>
      <text:p text:style-name="P606"><text:span text:style-name="T607"><text:s text:c="16"/></text:span><text:span text:style-name="T608">if</text:span><text:span text:style-name="T609"><text:s/>(!loggedIn)</text:span></text:p>
      <text:p text:style-name="P610"><text:s text:c="16"/>{</text:p>
      <text:p text:style-name="P611"><text:span text:style-name="T612"><text:s text:c="20"/></text:span><text:span text:style-name="T613">if</text:span><text:span text:style-name="T614"><text:s/>(password ==<text:s/></text:span><text:span text:style-name="T615">null</text:span><text:span text:style-name="T616">)</text:span></text:p>
      <text:p text:style-name="P617"><text:s text:c="20"/>{</text:p>
      <text:p text:style-name="P618"><text:s text:c="24"/>Register();</text:p>
      <text:p text:style-name="P619"><text:s text:c="20"/>}</text:p>
      <text:p text:style-name="P620"><text:span text:style-name="T621"><text:s text:c="20"/></text:span><text:span text:style-name="T622">if</text:span><text:span text:style-name="T623"><text:s/>(myHelpDesk ==<text:s/></text:span><text:span text:style-name="T624">null</text:span><text:span text:style-name="T625">)</text:span></text:p>
      <text:p text:style-name="P626"><text:s text:c="20"/>{</text:p>
      <text:p text:style-name="P627"><text:s text:c="24"/>Authenticate();</text:p>
      <text:p text:style-name="P628"><text:s text:c="20"/>}</text:p>
      <text:p text:style-name="P629"><text:s text:c="16"/>}</text:p>
      <text:p text:style-name="P630"><text:s text:c="12"/>}</text:p>
      <text:p text:style-name="P631"/>
      <text:p text:style-name="P632"><text:span text:style-name="T633"><text:s text:c="12"/></text:span><text:span text:style-name="T634">public</text:span><text:span text:style-name="T635"><text:s/></text:span><text:span text:style-name="T636">void</text:span><text:span text:style-name="T637"><text:s/>CreateTicket(</text:span><text:span text:style-name="T638">string</text:span><text:span text:style-name="T639"><text:s/>message)</text:span></text:p>
      <text:p text:style-name="P640"><text:s text:c="12"/>{</text:p>
      <text:p text:style-name="P641"><text:s text:c="16"/>Check();</text:p>
      <text:p text:style-name="P642"><text:span text:style-name="T643"><text:s text:c="16"/></text:span><text:span text:style-name="T644">if</text:span><text:span text:style-name="T645"><text:s/>(loggedIn)</text:span></text:p>
      <text:p text:style-name="P646"><text:s text:c="16"/>{</text:p>
      <text:p text:style-name="P647"><text:s text:c="20"/>myHelpDesk.CreateTicket(message);</text:p>
      <text:p text:style-name="P648"><text:s text:c="16"/>}</text:p>
      <text:p text:style-name="P649"><text:s text:c="12"/>}</text:p>
      <text:p text:style-name="P650"><text:s text:c="8"/>}</text:p>
      <text:p text:style-name="P651"/>
      <text:p text:style-name="P652"><text:s text:c="4"/>}</text:p>
      <text:p text:style-name="P653"/>
      <text:p text:style-name="P654"><text:span text:style-name="T655"><text:s text:c="4"/></text:span><text:span text:style-name="T656">class</text:span><text:span text:style-name="T657"><text:s/></text:span><text:span text:style-name="T658">Program</text:span><text:span text:style-name="T659"><text:s/>:<text:s/></text:span><text:span text:style-name="T660">HelpDeskSystem</text:span></text:p>
      <text:p text:style-name="P661"><text:s text:c="4"/>{</text:p>
      <text:p text:style-name="P662"><text:span text:style-name="T663"><text:s text:c="8"/></text:span><text:span text:style-name="T664">static</text:span><text:span text:style-name="T665"><text:s/></text:span><text:span text:style-name="T666">void</text:span><text:span text:style-name="T667"><text:s/>Main(</text:span><text:span text:style-name="T668">string</text:span><text:span text:style-name="T669">[] args)</text:span></text:p>
      <text:p text:style-name="P670"><text:s text:c="8"/>{</text:p>
      <text:p text:style-name="P671"><text:span text:style-name="T672"><text:s text:c="12"/></text:span><text:span text:style-name="T673">Console</text:span><text:span text:style-name="T674">.WriteLine(</text:span><text:span text:style-name="T675">"Proxy Pattern"</text:span><text:span text:style-name="T676">);</text:span></text:p>
      <text:p text:style-name="P677"/>
      <text:p text:style-name="P678"><text:span text:style-name="T679"><text:s text:c="12"/></text:span><text:span text:style-name="T680">HelpDeskProxy</text:span><text:span text:style-name="T681"><text:s/>userA =</text:span><text:span text:style-name="T682"><text:s/></text:span><text:span text:style-name="T683">new</text:span><text:span text:style-name="T684"><text:s/></text:span><text:span text:style-name="T685">HelpDeskProxy</text:span><text:span text:style-name="T686">();</text:span></text:p>
      <text:p text:style-name="P687"><text:span text:style-name="T688"><text:s text:c="12"/>userA.CreateTicket(</text:span><text:span text:style-name="T689">"My printer doesn't work..."</text:span><text:span text:style-name="T690">);</text:span></text:p>
      <text:p text:style-name="P691"/>
      <text:p text:style-name="P692"><text:span text:style-name="T693"><text:s text:c="12"/></text:span><text:span text:style-name="T694">HelpDeskProxy</text:span><text:span text:style-name="T695"><text:s/>userB =<text:s/></text:span><text:span text:style-name="T696">new</text:span><text:span text:style-name="T697"><text:s/></text:span><text:span text:style-name="T698">HelpDeskProxy</text:span><text:span text:style-name="T699">();</text:span></text:p>
      <text:p text:style-name="P700"><text:span text:style-name="T701"><text:s text:c="12"/>userB.CreateTicket(</text:span><text:span text:style-name="T702">"I can't access my email..."</text:span><text:span text:style-name="T703">);</text:span></text:p>
      <text:p text:style-name="P704"/>
      <text:p text:style-name="P705"><text:span text:style-name="T706"><text:s text:c="12"/></text:span><text:span text:style-name="T707">Console</text:span><text:span text:style-name="T708">.ReadLine();</text:span></text:p>
      <text:p text:style-name="P709"><text:s text:c="8"/>}</text:p>
      <text:p text:style-name="P710"><text:s text:c="4"/>}</text:p>
      <text:p text:style-name="P711">}</text:p>
      <text:p text:style-name="P712"/>
      <text:soft-page-break/>
      <text:p text:style-name="P713">Bridge Pattern</text:p>
      <text:p text:style-name="P714">Bridge pattern separates an abstraction from its implementation. It is useful when a new version of software should replace an existing version, but the older version must still run for its existing client base.</text:p>
      <text:p text:style-name="P715"/>
      <text:p text:style-name="P716"><text:span text:style-name="T717">namespace</text:span><text:span text:style-name="T718"><text:s/>BridgePattern</text:span></text:p>
      <text:p text:style-name="P719">{</text:p>
      <text:p text:style-name="P720"><text:span text:style-name="T721"><text:s text:c="4"/></text:span><text:span text:style-name="T722">// Bridge</text:span></text:p>
      <text:p text:style-name="P723"><text:span text:style-name="T724"><text:s text:c="4"/></text:span><text:span text:style-name="T725">interface</text:span><text:span text:style-name="T726"><text:s/></text:span><text:span text:style-name="T727">IBridge</text:span></text:p>
      <text:p text:style-name="P728"><text:s text:c="4"/>{</text:p>
      <text:p text:style-name="P729"><text:span text:style-name="T730"><text:s text:c="8"/></text:span><text:span text:style-name="T731">void</text:span><text:span text:style-name="T732"><text:s/>CreateTicket(</text:span><text:span text:style-name="T733">string</text:span><text:span text:style-name="T734"><text:s/>message);</text:span></text:p>
      <text:p text:style-name="P735"><text:s text:c="4"/>}</text:p>
      <text:p text:style-name="P736"/>
      <text:p text:style-name="P737"><text:span text:style-name="T738"><text:s text:c="4"/></text:span><text:span text:style-name="T739">// Abstraction</text:span></text:p>
      <text:p text:style-name="P740"><text:span text:style-name="T741"><text:s text:c="4"/></text:span><text:span text:style-name="T742">class</text:span><text:span text:style-name="T743"><text:s/></text:span><text:span text:style-name="T744">Portal</text:span></text:p>
      <text:p text:style-name="P745"><text:s text:c="4"/>{</text:p>
      <text:p text:style-name="P746"><text:span text:style-name="T747"><text:s text:c="8"/></text:span><text:span text:style-name="T748">IBridge</text:span><text:span text:style-name="T749"><text:s/>bridge;</text:span></text:p>
      <text:p text:style-name="P750"/>
      <text:p text:style-name="P751"><text:span text:style-name="T752"><text:s text:c="8"/></text:span><text:span text:style-name="T753">public</text:span><text:span text:style-name="T754"><text:s/>Portal(</text:span><text:span text:style-name="T755">IBridge</text:span><text:span text:style-name="T756"><text:s/>aHelpDesk)</text:span></text:p>
      <text:p text:style-name="P757"><text:s text:c="8"/>{</text:p>
      <text:p text:style-name="P758"><text:s text:c="12"/>bridge = aHelpDesk;</text:p>
      <text:p text:style-name="P759"><text:s text:c="8"/>}</text:p>
      <text:p text:style-name="P760"/>
      <text:p text:style-name="P761"><text:span text:style-name="T762"><text:s text:c="8"/></text:span><text:span text:style-name="T763">public</text:span><text:span text:style-name="T764"><text:s/></text:span><text:span text:style-name="T765">void</text:span><text:span text:style-name="T766"><text:s/>CreateTicket(</text:span><text:span text:style-name="T767">string</text:span><text:span text:style-name="T768"><text:s/>message)</text:span></text:p>
      <text:p text:style-name="P769"><text:s text:c="8"/>{</text:p>
      <text:p text:style-name="P770"><text:s text:c="12"/>bridge.CreateTicket(message);</text:p>
      <text:p text:style-name="P771"><text:s text:c="8"/>}</text:p>
      <text:p text:style-name="P772"/>
      <text:p text:style-name="P773"><text:s text:c="4"/>}</text:p>
      <text:p text:style-name="P774"/>
      <text:p text:style-name="P775"><text:span text:style-name="T776"><text:s text:c="4"/></text:span><text:span text:style-name="T777">class</text:span><text:span text:style-name="T778"><text:s/></text:span><text:span text:style-name="T779">HelpDeskSystem</text:span></text:p>
      <text:p text:style-name="P780"><text:s text:c="4"/>{</text:p>
      <text:p text:style-name="P781"><text:span text:style-name="T782"><text:s text:c="8"/></text:span><text:span text:style-name="T783">// The Subject</text:span></text:p>
      <text:p text:style-name="P784"><text:span text:style-name="T785"><text:s text:c="8"/></text:span><text:span text:style-name="T786">private</text:span><text:span text:style-name="T787"><text:s/></text:span><text:span text:style-name="T788">class</text:span><text:span text:style-name="T789"><text:s/></text:span><text:span text:style-name="T790">HelpDesk<text:s/></text:span><text:span text:style-name="T791">{...}</text:span></text:p>
      <text:p text:style-name="P792"/>
      <text:p text:style-name="P793"><text:span text:style-name="T794"><text:s text:c="8"/></text:span><text:span text:style-name="T795">// The Proxy</text:span></text:p>
      <text:p text:style-name="P796"><text:span text:style-name="T797"><text:s text:c="8"/></text:span><text:span text:style-name="T798">public</text:span><text:span text:style-name="T799"><text:s/></text:span><text:span text:style-name="T800">class</text:span><text:span text:style-name="T801"><text:s/></text:span><text:span text:style-name="T802">HelpDeskProxy<text:s/></text:span><text:span text:style-name="T803">{...}</text:span></text:p>
      <text:p text:style-name="P804"/>
      <text:p text:style-name="P805"><text:span text:style-name="T806"><text:s text:c="8"/></text:span><text:span text:style-name="T807">// New version of Proxy</text:span></text:p>
      <text:p text:style-name="P808"><text:span text:style-name="T809"><text:s text:c="8"/></text:span><text:span text:style-name="T810">public</text:span><text:span text:style-name="T811"><text:s/></text:span><text:span text:style-name="T812">class</text:span><text:span text:style-name="T813"><text:s/></text:span><text:span text:style-name="T814">OpenHelpDeskProxy</text:span><text:span text:style-name="T815"><text:s/>:<text:s/></text:span><text:span text:style-name="T816">IBridge</text:span></text:p>
      <text:p text:style-name="P817"><text:s text:c="8"/>{</text:p>
      <text:p text:style-name="P818"><text:span text:style-name="T819"><text:s text:c="12"/></text:span><text:span text:style-name="T820">HelpDesk</text:span><text:span text:style-name="T821"><text:s/>myOpenHelpDesk;</text:span></text:p>
      <text:p text:style-name="P822"><text:span text:style-name="T823"><text:s text:c="12"/></text:span><text:span text:style-name="T824">static</text:span><text:span text:style-name="T825"><text:s/></text:span><text:span text:style-name="T826">int</text:span><text:span text:style-name="T827"><text:s/>usersCount;</text:span></text:p>
      <text:p text:style-name="P828"><text:span text:style-name="T829"><text:s text:c="12"/></text:span><text:span text:style-name="T830">string</text:span><text:span text:style-name="T831"><text:s/>user;</text:span></text:p>
      <text:p text:style-name="P832"/>
      <text:p text:style-name="P833"><text:span text:style-name="T834"><text:s text:c="12"/></text:span><text:span text:style-name="T835">public</text:span><text:span text:style-name="T836"><text:s/>OpenHelpDeskProxy(</text:span><text:span text:style-name="T837">string</text:span><text:span text:style-name="T838"><text:s/>us</text:span><text:span text:style-name="T839">erName)</text:span></text:p>
      <text:p text:style-name="P840"><text:s text:c="12"/>{</text:p>
      <text:p text:style-name="P841"><text:s text:c="16"/>user = userName;</text:p>
      <text:p text:style-name="P842"><text:s text:c="16"/>usersCount++;</text:p>
      <text:p text:style-name="P843"><text:span text:style-name="T844"><text:s text:c="16"/>myOpenHelpDesk =<text:s/></text:span><text:span text:style-name="T845">new</text:span><text:span text:style-name="T846"><text:s/></text:span><text:span text:style-name="T847">HelpDesk</text:span><text:span text:style-name="T848">(user +<text:s/></text:span><text:span text:style-name="T849">"-"</text:span><text:span text:style-name="T850"><text:s/>+ usersCount);</text:span></text:p>
      <text:p text:style-name="P851"><text:s text:c="12"/>}</text:p>
      <text:p text:style-name="P852"/>
      <text:p text:style-name="P853"><text:span text:style-name="T854"><text:s text:c="12"/></text:span><text:span text:style-name="T855">public</text:span><text:span text:style-name="T856"><text:s/></text:span><text:span text:style-name="T857">void</text:span><text:span text:style-name="T858"><text:s/>CreateTicket(</text:span><text:span text:style-name="T859">string</text:span><text:span text:style-name="T860"><text:s/>message)</text:span></text:p>
      <text:p text:style-name="P861"><text:s text:c="12"/>{</text:p>
      <text:p text:style-name="P862"><text:s text:c="16"/>myOpenHelpDesk.CreateTicket(message);</text:p>
      <text:p text:style-name="P863"><text:s text:c="12"/>}</text:p>
      <text:p text:style-name="P864"><text:s text:c="8"/>}</text:p>
      <text:p text:style-name="P865"><text:s text:c="4"/>}</text:p>
      <text:p text:style-name="P866"/>
      <text:p text:style-name="P867"/>
      <text:p text:style-name="P868"/>
      <text:soft-page-break/>
      <text:p text:style-name="P869"><text:span text:style-name="T870"><text:s text:c="4"/></text:span><text:span text:style-name="T871">class</text:span><text:span text:style-name="T872"><text:s/></text:span><text:span text:style-name="T873">Program</text:span><text:span text:style-name="T874"><text:s/>:<text:s/></text:span><text:span text:style-name="T875">HelpDeskSystem</text:span></text:p>
      <text:p text:style-name="P876"><text:s text:c="4"/>{</text:p>
      <text:p text:style-name="P877"><text:span text:style-name="T878"><text:s text:c="8"/></text:span><text:span text:style-name="T879">static</text:span><text:span text:style-name="T880"><text:s/></text:span><text:span text:style-name="T881">void</text:span><text:span text:style-name="T882"><text:s/>Main(</text:span><text:span text:style-name="T883">string</text:span><text:span text:style-name="T884">[] args)</text:span></text:p>
      <text:p text:style-name="P885"><text:s text:c="8"/>{</text:p>
      <text:p text:style-name="P886"><text:span text:style-name="T887"><text:s text:c="12"/></text:span><text:span text:style-name="T888">Console</text:span><text:span text:style-name="T889">.WriteLine(</text:span><text:span text:style-name="T890">"Bridge Pattern"</text:span><text:span text:style-name="T891">);</text:span></text:p>
      <text:p text:style-name="P892"/>
      <text:p text:style-name="P893"><text:span text:style-name="T894"><text:s text:c="12"/></text:span><text:span text:style-name="T895">HelpDeskProxy</text:span><text:span text:style-name="T896"><text:s/>userA =<text:s/></text:span><text:span text:style-name="T897">new</text:span><text:span text:style-name="T898"><text:s/></text:span><text:span text:style-name="T899">HelpDeskProxy</text:span><text:span text:style-name="T900">();</text:span></text:p>
      <text:p text:style-name="P901"><text:span text:style-name="T902"><text:s text:c="12"/>userA.CreateTicket(</text:span><text:span text:style-name="T903">"I forgot my password."</text:span><text:span text:style-name="T904">);</text:span></text:p>
      <text:p text:style-name="P905"/>
      <text:p text:style-name="P906"><text:span text:style-name="T907"><text:s text:c="12"/></text:span><text:span text:style-name="T908">Console</text:span><text:span text:style-name="T909">.WriteLine();</text:span></text:p>
      <text:p text:style-name="P910"><text:span text:style-name="T911"><text:s text:c="12"/></text:span><text:span text:style-name="T912">string</text:span><text:span text:style-name="T913"><text:s/>userName =<text:s/></text:span><text:span text:style-name="T914">"userB"</text:span><text:span text:style-name="T915">;</text:span></text:p>
      <text:p text:style-name="P916"><text:span text:style-name="T917"><text:s text:c="12"/></text:span><text:span text:style-name="T918">Portal</text:span><text:span text:style-name="T919"><text:s/>userB =<text:s/></text:span><text:span text:style-name="T920">new</text:span><text:span text:style-name="T921"><text:s/></text:span><text:span text:style-name="T922">Portal</text:span><text:span text:style-name="T923">(</text:span><text:span text:style-name="T924">new</text:span><text:span text:style-name="T925"><text:s/></text:span><text:span text:style-name="T926">OpenHelpDeskProxy</text:span><text:span text:style-name="T927">(userName));</text:span></text:p>
      <text:p text:style-name="P928"><text:span text:style-name="T929"><text:s text:c="12"/>userB.CreateTicket(</text:span><text:span text:style-name="T930">"Internet connection is too slow."</text:span><text:span text:style-name="T931">);</text:span></text:p>
      <text:p text:style-name="P932"/>
      <text:p text:style-name="P933"><text:span text:style-name="T934"><text:s text:c="12"/></text:span><text:span text:style-name="T935">Console</text:span><text:span text:style-name="T936">.ReadLine();</text:span></text:p>
      <text:p text:style-name="P937"><text:s text:c="8"/>}</text:p>
      <text:p text:style-name="P938"><text:span text:style-name="T939"><text:s text:c="4"/>}</text:span></text:p>
      <text:p text:style-name="P940"><text:span text:style-name="T941">}</text:span></text:p>
      <text:p text:style-name="P942"/>
      <text:soft-page-break/>
      <text:p text:style-name="P943">Composite Pattern</text:p>
      <text:p text:style-name="P944">Composite pattern arranges structured hierarchies so that single components and groups of components can be treated in the same way. Pattern has to deal with two types: Components and Composites of those components. Both types should implement common operations of the same interface.</text:p>
      <text:p text:style-name="P945"/>
      <text:p text:style-name="P946"><text:span text:style-name="T947">namespace</text:span><text:span text:style-name="T948"><text:s/>CompositePattern</text:span></text:p>
      <text:p text:style-name="P949">{</text:p>
      <text:p text:style-name="P950"><text:span text:style-name="T951"><text:s text:c="4"/></text:span><text:span text:style-name="T952">// The Interface</text:span></text:p>
      <text:p text:style-name="P953"><text:span text:style-name="T954"><text:s text:c="4"/></text:span><text:span text:style-name="T955">public</text:span><text:span text:style-name="T956"><text:s/></text:span><text:span text:style-name="T957">interface</text:span><text:span text:style-name="T958"><text:s/></text:span><text:span text:style-name="T959">IComponent</text:span><text:span text:style-name="T960">&lt;</text:span><text:span text:style-name="T961">T</text:span><text:span text:style-name="T962">&gt;</text:span></text:p>
      <text:p text:style-name="P963"><text:s text:c="4"/>{</text:p>
      <text:p text:style-name="P964"><text:span text:style-name="T965"><text:s text:c="8"/></text:span><text:span text:style-name="T966">T</text:span><text:span text:style-name="T967"><text:s/>Name {<text:s/></text:span><text:span text:style-name="T968">get</text:span><text:span text:style-name="T969">;<text:s/></text:span><text:span text:style-name="T970">set</text:span><text:span text:style-name="T971">; }</text:span></text:p>
      <text:p text:style-name="P972"><text:span text:style-name="T973"><text:s text:c="8"/></text:span><text:span text:style-name="T974">void</text:span><text:span text:style-name="T975"><text:s/>Add(</text:span><text:span text:style-name="T976">IComponent</text:span><text:span text:style-name="T977">&lt;</text:span><text:span text:style-name="T978">T</text:span><text:span text:style-name="T979">&gt; c);</text:span></text:p>
      <text:p text:style-name="P980"><text:span text:style-name="T981"><text:s text:c="8"/></text:span><text:span text:style-name="T982">IComponent</text:span><text:span text:style-name="T983">&lt;</text:span><text:span text:style-name="T984">T</text:span><text:span text:style-name="T985">&gt; Find(</text:span><text:span text:style-name="T986">T</text:span><text:span text:style-name="T987"><text:s/>p);</text:span></text:p>
      <text:p text:style-name="P988"><text:span text:style-name="T989"><text:s text:c="8"/></text:span><text:span text:style-name="T990">string</text:span><text:span text:style-name="T991"><text:s/>Output(</text:span><text:span text:style-name="T992">int</text:span><text:span text:style-name="T993"><text:s/>depth = 0);</text:span></text:p>
      <text:p text:style-name="P994"><text:s text:c="4"/>}</text:p>
      <text:p text:style-name="P995"/>
      <text:p text:style-name="P996"><text:span text:style-name="T997"><text:s text:c="4"/></text:span><text:span text:style-name="T998">// The Component</text:span></text:p>
      <text:p text:style-name="P999"><text:span text:style-name="T1000"><text:s text:c="4"/></text:span><text:span text:style-name="T1001">public</text:span><text:span text:style-name="T1002"><text:s/></text:span><text:span text:style-name="T1003">class</text:span><text:span text:style-name="T1004"><text:s/></text:span><text:span text:style-name="T1005">Component</text:span><text:span text:style-name="T1006">&lt;</text:span><text:span text:style-name="T1007">T</text:span><text:span text:style-name="T1008">&gt; :<text:s/></text:span><text:span text:style-name="T1009">IComponent</text:span><text:span text:style-name="T1010">&lt;</text:span><text:span text:style-name="T1011">T</text:span><text:span text:style-name="T1012">&gt;</text:span></text:p>
      <text:p text:style-name="P1013"><text:s text:c="4"/>{</text:p>
      <text:p text:style-name="P1014"><text:span text:style-name="T1015"><text:s text:c="8"/></text:span><text:span text:style-name="T1016">public</text:span><text:span text:style-name="T1017"><text:s/></text:span><text:span text:style-name="T1018">T</text:span><text:span text:style-name="T1019"><text:s/>Name {<text:s/></text:span><text:span text:style-name="T1020">get</text:span><text:span text:style-name="T1021">;<text:s/></text:span><text:span text:style-name="T1022">set</text:span><text:span text:style-name="T1023">; }</text:span></text:p>
      <text:p text:style-name="P1024"/>
      <text:p text:style-name="P1025"><text:span text:style-name="T1026"><text:s text:c="8"/></text:span><text:span text:style-name="T1027">public</text:span><text:span text:style-name="T1028"><text:s/>Component(</text:span><text:span text:style-name="T1029">T</text:span><text:span text:style-name="T1030"><text:s/>name)</text:span></text:p>
      <text:p text:style-name="P1031"><text:s text:c="8"/>{</text:p>
      <text:p text:style-name="P1032"><text:s text:c="12"/>Name = name;</text:p>
      <text:p text:style-name="P1033"><text:s text:c="8"/>}</text:p>
      <text:p text:style-name="P1034"/>
      <text:p text:style-name="P1035"><text:span text:style-name="T1036"><text:s text:c="8"/></text:span><text:span text:style-name="T1037">public</text:span><text:span text:style-name="T1038"><text:s/></text:span><text:span text:style-name="T1039">void</text:span><text:span text:style-name="T1040"><text:s/>Add(</text:span><text:span text:style-name="T1041">IComponent</text:span><text:span text:style-name="T1042">&lt;</text:span><text:span text:style-name="T1043">T</text:span><text:span text:style-name="T1044">&gt; c)</text:span></text:p>
      <text:p text:style-name="P1045"><text:s text:c="8"/>{</text:p>
      <text:p text:style-name="P1046"><text:span text:style-name="T1047"><text:s text:c="12"/></text:span><text:span text:style-name="T1048">Console</text:span><text:span text:style-name="T1049">.WriteLine(</text:span><text:span text:style-name="T1050">"An item already exists"</text:span><text:span text:style-name="T1051">);</text:span></text:p>
      <text:p text:style-name="P1052"><text:s text:c="8"/>}</text:p>
      <text:p text:style-name="P1053"/>
      <text:p text:style-name="P1054"><text:span text:style-name="T1055"><text:s text:c="8"/></text:span><text:span text:style-name="T1056">public</text:span><text:span text:style-name="T1057"><text:s/></text:span><text:span text:style-name="T1058">IComponent</text:span><text:span text:style-name="T1059">&lt;</text:span><text:span text:style-name="T1060">T</text:span><text:span text:style-name="T1061">&gt; Find(</text:span><text:span text:style-name="T1062">T</text:span><text:span text:style-name="T1063"><text:s/>p)</text:span></text:p>
      <text:p text:style-name="P1064"><text:s text:c="8"/>{</text:p>
      <text:p text:style-name="P1065"><text:span text:style-name="T1066"><text:s text:c="12"/></text:span><text:span text:style-name="T1067">if</text:span><text:span text:style-name="T1068"><text:s/>(Name.Equals(p))</text:span></text:p>
      <text:p text:style-name="P1069"><text:span text:style-name="T1070"><text:s text:c="16"/></text:span><text:span text:style-name="T1071">return</text:span><text:span text:style-name="T1072"><text:s/></text:span><text:span text:style-name="T1073">this</text:span><text:span text:style-name="T1074">;</text:span></text:p>
      <text:p text:style-name="P1075"><text:span text:style-name="T1076"><text:s text:c="12"/></text:span><text:span text:style-name="T1077">else</text:span></text:p>
      <text:p text:style-name="P1078"><text:span text:style-name="T1079"><text:s text:c="16"/></text:span><text:span text:style-name="T1080">return</text:span><text:span text:style-name="T1081"><text:s/></text:span><text:span text:style-name="T1082">null</text:span><text:span text:style-name="T1083">;</text:span></text:p>
      <text:p text:style-name="P1084"><text:s text:c="8"/>}</text:p>
      <text:p text:style-name="P1085"><text:span text:style-name="T1086"><text:s text:c="8"/></text:span><text:span text:style-name="T1087">public</text:span><text:span text:style-name="T1088"><text:s/></text:span><text:span text:style-name="T1089">string</text:span><text:span text:style-name="T1090"><text:s/>Output(</text:span><text:span text:style-name="T1091">int</text:span><text:span text:style-name="T1092"><text:s/>depth = 0)</text:span></text:p>
      <text:p text:style-name="P1093"><text:s text:c="8"/>{</text:p>
      <text:p text:style-name="P1094"><text:span text:style-name="T1095"><text:s text:c="12"/></text:span><text:span text:style-name="T1096">return</text:span><text:span text:style-name="T1097"><text:s/></text:span><text:span text:style-name="T1098">new</text:span><text:span text:style-name="T1099"><text:s/></text:span><text:span text:style-name="T1100">String</text:span><text:span text:style-name="T1101">(</text:span><text:span text:style-name="T1102">' '</text:span><text:span text:style-name="T1103">, depth) + Name.ToString() +<text:s/></text:span><text:span text:style-name="T1104">"\n"</text:span><text:span text:style-name="T1105">;</text:span></text:p>
      <text:p text:style-name="P1106"><text:s text:c="8"/>}</text:p>
      <text:p text:style-name="P1107"><text:s text:c="4"/>}</text:p>
      <text:p text:style-name="P1108"/>
      <text:p text:style-name="P1109"><text:span text:style-name="T1110"><text:s text:c="4"/></text:span><text:span text:style-name="T1111">// The Composite</text:span></text:p>
      <text:p text:style-name="P1112"><text:span text:style-name="T1113"><text:s text:c="4"/></text:span><text:span text:style-name="T1114">class</text:span><text:span text:style-name="T1115"><text:s/></text:span><text:span text:style-name="T1116">Composite</text:span><text:span text:style-name="T1117">&lt;</text:span><text:span text:style-name="T1118">T</text:span><text:span text:style-name="T1119">&gt; :<text:s/></text:span><text:span text:style-name="T1120">IComponent</text:span><text:span text:style-name="T1121">&lt;</text:span><text:span text:style-name="T1122">T</text:span><text:span text:style-name="T1123">&gt;</text:span></text:p>
      <text:p text:style-name="P1124"><text:s text:c="4"/>{</text:p>
      <text:p text:style-name="P1125"><text:span text:style-name="T1126"><text:s text:c="8"/></text:span><text:span text:style-name="T1127">public</text:span><text:span text:style-name="T1128"><text:s/></text:span><text:span text:style-name="T1129">T</text:span><text:span text:style-name="T1130"><text:s/>Name {<text:s/></text:span><text:span text:style-name="T1131">get</text:span><text:span text:style-name="T1132">;<text:s/></text:span><text:span text:style-name="T1133">set</text:span><text:span text:style-name="T1134">; }</text:span></text:p>
      <text:p text:style-name="P1135"><text:span text:style-name="T1136"><text:s text:c="8"/></text:span><text:span text:style-name="T1137">List</text:span><text:span text:style-name="T1138">&lt;</text:span><text:span text:style-name="T1139">IComponent</text:span><text:span text:style-name="T1140">&lt;</text:span><text:span text:style-name="T1141">T</text:span><text:span text:style-name="T1142">&gt;&gt; list;</text:span></text:p>
      <text:p text:style-name="P1143"/>
      <text:p text:style-name="P1144"><text:span text:style-name="T1145"><text:s text:c="8"/></text:span><text:span text:style-name="T1146">public</text:span><text:span text:style-name="T1147"><text:s/>Composite(</text:span><text:span text:style-name="T1148">T</text:span><text:span text:style-name="T1149"><text:s/>name)</text:span></text:p>
      <text:p text:style-name="P1150"><text:s text:c="8"/>{</text:p>
      <text:p text:style-name="P1151"><text:s text:c="12"/>Name = name;</text:p>
      <text:p text:style-name="P1152"><text:span text:style-name="T1153"><text:s text:c="12"/>list =<text:s/></text:span><text:span text:style-name="T1154">new</text:span><text:span text:style-name="T1155"><text:s/></text:span><text:span text:style-name="T1156">List</text:span><text:span text:style-name="T1157">&lt;</text:span><text:span text:style-name="T1158">IComponent</text:span><text:span text:style-name="T1159">&lt;</text:span><text:span text:style-name="T1160">T</text:span><text:span text:style-name="T1161">&gt;&gt;();</text:span></text:p>
      <text:p text:style-name="P1162"><text:s text:c="8"/>}</text:p>
      <text:p text:style-name="P1163"/>
      <text:p text:style-name="P1164"/>
      <text:p text:style-name="P1165"><text:span text:style-name="T1166"><text:s text:c="8"/></text:span><text:span text:style-name="T1167">public</text:span><text:span text:style-name="T1168"><text:s/></text:span><text:span text:style-name="T1169">void</text:span><text:span text:style-name="T1170"><text:s/>Add(</text:span><text:span text:style-name="T1171">IComponent</text:span><text:span text:style-name="T1172">&lt;</text:span><text:span text:style-name="T1173">T</text:span><text:span text:style-name="T1174">&gt; c)</text:span></text:p>
      <text:p text:style-name="P1175"><text:s text:c="8"/>{</text:p>
      <text:p text:style-name="P1176"><text:s text:c="12"/>list.Add(c);</text:p>
      <text:p text:style-name="P1177"><text:s text:c="8"/>}</text:p>
      <text:p text:style-name="P1178"/>
      <text:p text:style-name="P1179"><text:span text:style-name="T1180"><text:s text:c="8"/></text:span><text:span text:style-name="T1181">// Recursively looks for an item</text:span></text:p>
      <text:p text:style-name="P1182"><text:span text:style-name="T1183"><text:s text:c="8"/></text:span><text:span text:style-name="T1184">public</text:span><text:span text:style-name="T1185"><text:s/></text:span><text:span text:style-name="T1186">IComponent</text:span><text:span text:style-name="T1187">&lt;</text:span><text:span text:style-name="T1188">T</text:span><text:span text:style-name="T1189">&gt; Find(</text:span><text:span text:style-name="T1190">T</text:span><text:span text:style-name="T1191"><text:s/>p)</text:span></text:p>
      <text:p text:style-name="P1192"><text:s text:c="8"/>{</text:p>
      <text:p text:style-name="P1193"><text:span text:style-name="T1194"><text:s text:c="12"/></text:span><text:span text:style-name="T1195">if</text:span><text:span text:style-name="T1196"><text:s/>(Name.Equals(p)) {</text:span></text:p>
      <text:p text:style-name="P1197"><text:span text:style-name="T1198"><text:s text:c="16"/></text:span><text:span text:style-name="T1199">return</text:span><text:span text:style-name="T1200"><text:s/></text:span><text:span text:style-name="T1201">this</text:span><text:span text:style-name="T1202">;</text:span></text:p>
      <text:p text:style-name="P1203"><text:s text:c="12"/>}</text:p>
      <text:p text:style-name="P1204"><text:span text:style-name="T1205"><text:s text:c="12"/></text:span><text:span text:style-name="T1206">IComponent</text:span><text:span text:style-name="T1207">&lt;</text:span><text:span text:style-name="T1208">T</text:span><text:span text:style-name="T1209">&gt; found =<text:s/></text:span><text:span text:style-name="T1210">null</text:span><text:span text:style-name="T1211">;</text:span></text:p>
      <text:p text:style-name="P1212"><text:span text:style-name="T1213"><text:s text:c="12"/></text:span><text:span text:style-name="T1214">foreach</text:span><text:span text:style-name="T1215"><text:s/>(</text:span><text:span text:style-name="T1216">IComponent</text:span><text:span text:style-name="T1217">&lt;</text:span><text:span text:style-name="T1218">T</text:span><text:span text:style-name="T1219">&gt; component<text:s/></text:span><text:span text:style-name="T1220">in</text:span><text:span text:style-name="T1221"><text:s/>list)</text:span></text:p>
      <text:p text:style-name="P1222"><text:s text:c="12"/>{</text:p>
      <text:p text:style-name="P1223"><text:s text:c="16"/>found = component.Find(p);</text:p>
      <text:p text:style-name="P1224"><text:span text:style-name="T1225"><text:s text:c="16"/></text:span><text:span text:style-name="T1226">if</text:span><text:span text:style-name="T1227"><text:s/>(found !=<text:s/></text:span><text:span text:style-name="T1228">null</text:span><text:span text:style-name="T1229">)</text:span></text:p>
      <text:p text:style-name="P1230"><text:s text:c="16"/>{</text:p>
      <text:p text:style-name="P1231"><text:span text:style-name="T1232"><text:s text:c="20"/></text:span><text:span text:style-name="T1233">break</text:span><text:span text:style-name="T1234">;</text:span></text:p>
      <text:p text:style-name="P1235"><text:s text:c="16"/>}</text:p>
      <text:p text:style-name="P1236"><text:s text:c="12"/>}</text:p>
      <text:p text:style-name="P1237"><text:span text:style-name="T1238"><text:s text:c="12"/></text:span><text:span text:style-name="T1239">return</text:span><text:span text:style-name="T1240"><text:s/>found;</text:span></text:p>
      <text:p text:style-name="P1241"><text:s text:c="8"/>}</text:p>
      <text:p text:style-name="P1242"/>
      <text:p text:style-name="P1243"><text:span text:style-name="T1244"><text:s text:c="8"/></text:span><text:span text:style-name="T1245">// Returns items in a format indicating their level in the composite structure</text:span></text:p>
      <text:p text:style-name="P1246"><text:span text:style-name="T1247"><text:s text:c="8"/></text:span><text:span text:style-name="T1248">public</text:span><text:span text:style-name="T1249"><text:s/></text:span><text:span text:style-name="T1250">string</text:span><text:span text:style-name="T1251"><text:s/>Output(</text:span><text:span text:style-name="T1252">int</text:span><text:span text:style-name="T1253"><text:s/>depth = 0)</text:span></text:p>
      <text:p text:style-name="P1254"><text:s text:c="8"/>{</text:p>
      <text:p text:style-name="P1255"><text:span text:style-name="T1256"><text:s text:c="12"/></text:span><text:span text:style-name="T1257">StringBuilder</text:span><text:span text:style-name="T1258"><text:s/>sb =<text:s/></text:span><text:span text:style-name="T1259">new</text:span><text:span text:style-name="T1260"><text:s/></text:span><text:span text:style-name="T1261">StringBuilder</text:span><text:span text:style-name="T1262">(</text:span><text:span text:style-name="T1263">new</text:span><text:span text:style-name="T1264"><text:s/></text:span><text:span text:style-name="T1265">String</text:span><text:span text:style-name="T1266">(</text:span><text:span text:style-name="T1267">' '</text:span><text:span text:style-name="T1268">, depth));</text:span></text:p>
      <text:p text:style-name="P1269"><text:span text:style-name="T1270"><text:s text:c="12"/>sb.Append(Name.ToString() +<text:s/></text:span><text:span text:style-name="T1271">" ("</text:span><text:span text:style-name="T1272"><text:s/>+ list.Count() +<text:s/></text:span><text:span text:style-name="T1273">")\n"</text:span><text:span text:style-name="T1274">);</text:span></text:p>
      <text:p text:style-name="P1275"><text:span text:style-name="T1276"><text:s text:c="12"/></text:span><text:span text:style-name="T1277">foreach</text:span><text:span text:style-name="T1278"><text:s/>(</text:span><text:span text:style-name="T1279">IComponent</text:span><text:span text:style-name="T1280">&lt;</text:span><text:span text:style-name="T1281">T</text:span><text:span text:style-name="T1282">&gt; component<text:s/></text:span><text:span text:style-name="T1283">in</text:span><text:span text:style-name="T1284"><text:s/>list)</text:span></text:p>
      <text:p text:style-name="P1285"><text:s text:c="12"/>{</text:p>
      <text:p text:style-name="P1286"><text:s text:c="16"/>sb.Append(component.Output(depth + 2));</text:p>
      <text:p text:style-name="P1287"><text:s text:c="12"/>}</text:p>
      <text:p text:style-name="P1288"><text:span text:style-name="T1289"><text:s text:c="12"/></text:span><text:span text:style-name="T1290">return</text:span><text:span text:style-name="T1291"><text:s/>sb.ToString();</text:span></text:p>
      <text:p text:style-name="P1292"><text:s text:c="8"/>}</text:p>
      <text:p text:style-name="P1293"><text:s text:c="4"/>}</text:p>
      <text:p text:style-name="P1294"/>
      <text:p text:style-name="P1295"><text:span text:style-name="T1296"><text:s text:c="4"/>class</text:span><text:span text:style-name="T1297"><text:s/></text:span><text:span text:style-name="T1298">Program</text:span></text:p>
      <text:p text:style-name="P1299"><text:s text:c="4"/>{</text:p>
      <text:p text:style-name="P1300"><text:span text:style-name="T1301"><text:s text:c="8"/></text:span><text:span text:style-name="T1302">static</text:span><text:span text:style-name="T1303"><text:s/></text:span><text:span text:style-name="T1304">void</text:span><text:span text:style-name="T1305"><text:s/>Main(</text:span><text:span text:style-name="T1306">string</text:span><text:span text:style-name="T1307">[] args)</text:span></text:p>
      <text:p text:style-name="P1308"><text:s text:c="8"/>{</text:p>
      <text:p text:style-name="P1309"><text:span text:style-name="T1310"><text:s text:c="12"/></text:span><text:span text:style-name="T1311">// Create structure of directories and files</text:span></text:p>
      <text:p text:style-name="P1312"><text:span text:style-name="T1313"><text:s text:c="12"/></text:span><text:span text:style-name="T1314">IComponent</text:span><text:span text:style-name="T1315">&lt;</text:span><text:span text:style-name="T1316">string</text:span><text:span text:style-name="T1317">&gt; logDir =<text:s/></text:span><text:span text:style-name="T1318">new</text:span><text:span text:style-name="T1319"><text:s/></text:span><text:span text:style-name="T1320">Composite</text:span><text:span text:style-name="T1321">&lt;</text:span><text:span text:style-name="T1322">string</text:span><text:span text:style-name="T1323">&gt;(</text:span><text:span text:style-name="T1324">"log"</text:span><text:span text:style-name="T1325">);</text:span></text:p>
      <text:p text:style-name="P1326"><text:span text:style-name="T1327"><text:s text:c="12"/></text:span><text:span text:style-name="T1328">for</text:span><text:span text:style-name="T1329"><text:s/>(</text:span><text:span text:style-name="T1330">int</text:span><text:span text:style-name="T1331"><text:s/>i = 1; i &lt; 7; i++)</text:span></text:p>
      <text:p text:style-name="P1332"><text:s text:c="12"/>{</text:p>
      <text:p text:style-name="P1333"><text:span text:style-name="T1334"><text:s text:c="16"/>logDir.Add(</text:span><text:span text:style-name="T1335">new</text:span><text:span text:style-name="T1336"><text:s/></text:span><text:span text:style-name="T1337">Component</text:span><text:span text:style-name="T1338">&lt;</text:span><text:span text:style-name="T1339">string</text:span><text:span text:style-name="T1340">&gt;(i +<text:s/></text:span><text:span text:style-name="T1341">".log"</text:span><text:span text:style-name="T1342">));</text:span></text:p>
      <text:p text:style-name="P1343"><text:s text:c="12"/>}</text:p>
      <text:p text:style-name="P1344"><text:span text:style-name="T1345"><text:s text:c="12"/></text:span><text:span text:style-name="T1346">IComponent</text:span><text:span text:style-name="T1347">&lt;</text:span><text:span text:style-name="T1348">string</text:span><text:span text:style-name="T1349">&gt; backupDir =<text:s/></text:span><text:span text:style-name="T1350">new</text:span><text:span text:style-name="T1351"><text:s/></text:span><text:span text:style-name="T1352">Composite</text:span><text:span text:style-name="T1353">&lt;</text:span><text:span text:style-name="T1354">string</text:span><text:span text:style-name="T1355">&gt;(</text:span><text:span text:style-name="T1356">"backup"</text:span><text:span text:style-name="T1357">);</text:span></text:p>
      <text:p text:style-name="P1358"><text:span text:style-name="T1359"><text:s text:c="12"/></text:span><text:span text:style-name="T1360">for</text:span><text:span text:style-name="T1361"><text:s/>(</text:span><text:span text:style-name="T1362">char</text:span><text:span text:style-name="T1363"><text:s/>c =<text:s/></text:span><text:span text:style-name="T1364">'a'</text:span><text:span text:style-name="T1365">; c &lt;=<text:s/></text:span><text:span text:style-name="T1366">'i'</text:span><text:span text:style-name="T1367">; c++)</text:span></text:p>
      <text:p text:style-name="P1368"><text:s text:c="12"/>{</text:p>
      <text:p text:style-name="P1369"><text:span text:style-name="T1370"><text:s text:c="16"/>backupDir.Add(</text:span><text:span text:style-name="T1371">new</text:span><text:span text:style-name="T1372"><text:s/></text:span><text:span text:style-name="T1373">Component</text:span><text:span text:style-name="T1374">&lt;</text:span><text:span text:style-name="T1375">string</text:span><text:span text:style-name="T1376">&gt;(c +<text:s/></text:span><text:span text:style-name="T1377">".bck"</text:span><text:span text:style-name="T1378">));</text:span></text:p>
      <text:p text:style-name="P1379"><text:s text:c="12"/>}</text:p>
      <text:p text:style-name="P1380"><text:span text:style-name="T1381"><text:s text:c="12"/></text:span><text:span text:style-name="T1382">IComponent</text:span><text:span text:style-name="T1383">&lt;</text:span><text:span text:style-name="T1384">string</text:span><text:span text:style-name="T1385">&gt; rootDir =<text:s/></text:span><text:span text:style-name="T1386">new</text:span><text:span text:style-name="T1387"><text:s/></text:span><text:span text:style-name="T1388">Composite</text:span><text:span text:style-name="T1389">&lt;</text:span><text:span text:style-name="T1390">string</text:span><text:span text:style-name="T1391">&gt;(</text:span><text:span text:style-name="T1392">"/"</text:span><text:span text:style-name="T1393">);</text:span></text:p>
      <text:p text:style-name="P1394"><text:s text:c="12"/>rootDir.Add(logDir);</text:p>
      <text:p text:style-name="P1395"><text:s text:c="12"/>rootDir.Add(backupDir);</text:p>
      <text:p text:style-name="P1396"><text:span text:style-name="T1397"><text:s text:c="12"/>rootDir.Add(</text:span><text:span text:style-name="T1398">new</text:span><text:span text:style-name="T1399"><text:s/></text:span><text:span text:style-name="T1400">Component</text:span><text:span text:style-name="T1401">&lt;</text:span><text:span text:style-name="T1402">string</text:span><text:span text:style-name="T1403">&gt;(</text:span><text:span text:style-name="T1404">"readme.txt"</text:span><text:span text:style-name="T1405">));</text:span></text:p>
      <text:p text:style-name="P1406"/>
      <text:p text:style-name="P1407"><text:span text:style-name="T1408"><text:s text:c="12"/></text:span><text:span text:style-name="T1409">// Output structure</text:span></text:p>
      <text:p text:style-name="P1410"><text:span text:style-name="T1411"><text:s text:c="12"/></text:span><text:span text:style-name="T1412">Console</text:span><text:span text:style-name="T1413">.WriteLine(rootDir.Output());</text:span></text:p>
      <text:p text:style-name="P1414"/>
      <text:p text:style-name="P1415"><text:span text:style-name="T1416"><text:s text:c="12"/></text:span><text:span text:style-name="T1417">// Find an item in structure and output it</text:span></text:p>
      <text:p text:style-name="P1418"><text:span text:style-name="T1419"><text:s text:c="12"/></text:span><text:span text:style-name="T1420">Console</text:span><text:span text:style-name="T1421">.WriteLine(rootDir.Find(</text:span><text:span text:style-name="T1422">"5.log"</text:span><text:span text:style-name="T1423">).Output());</text:span></text:p>
      <text:p text:style-name="P1424"/>
      <text:p text:style-name="P1425"><text:span text:style-name="T1426"><text:s text:c="12"/></text:span><text:span text:style-name="T1427">Console</text:span><text:span text:style-name="T1428">.ReadLine();</text:span></text:p>
      <text:p text:style-name="P1429"><text:s text:c="8"/>}</text:p>
      <text:p text:style-name="P1430"><text:s text:c="4"/>}</text:p>
      <text:p text:style-name="P1431"><text:span text:style-name="T143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b</meta:initial-creator>
    <dc:creator>rb</dc:creator>
    <meta:creation-date>2016-05-16T12:42:00Z</meta:creation-date>
    <dc:date>2016-05-19T10:02:00Z</dc:date>
    <meta:template xlink:href="Normal.dotm" xlink:type="simple"/>
    <meta:editing-cycles>18</meta:editing-cycles>
    <meta:editing-duration>PT2340S</meta:editing-duration>
    <meta:document-statistic meta:page-count="8" meta:paragraph-count="23" meta:word-count="1728" meta:character-count="11559" meta:row-count="82" meta:non-whitespace-character-count="9854"/>
  </office:meta>
</office:document-meta>
</file>